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pple-system" fo:font-size="10.5pt"/>
    </style:style>
    <style:style style:name="P2" style:family="paragraph" style:parent-style-name="Text_20_body">
      <style:paragraph-properties style:writing-mode="lr-tb"/>
    </style:style>
    <style:style style:name="T1" style:family="text">
      <style:text-properties style:font-name="apple-system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09:10] Amit Tejwani</text:p>
      <text:p text:style-name="P2"><text:span text:style-name="T1">Basic KAFKA Commands<text:line-break/><text:line-break/>START ZOOKEEPER<text:line-break/>bin/</text:span><text:a xlink:type="simple" xlink:href="http://zookeeper-server-start.sh/" office:target-frame-name="_blank" xlink:show="new" text:style-name="Internet_20_link" text:visited-style-name="Visited_20_Internet_20_Link"><text:span text:style-name="T1">zookeeper-server-start.sh</text:span></text:a><text:span text:style-name="T1"> config/</text:span><text:a xlink:type="simple" xlink:href="http://zookeeper.properties/" office:target-frame-name="_blank" xlink:show="new" text:style-name="Internet_20_link" text:visited-style-name="Visited_20_Internet_20_Link"><text:span text:style-name="T1">zookeeper.properties</text:span></text:a><text:span text:style-name="T1"><text:line-break/><text:line-break/>START KAFKA BROKER<text:line-break/>bin/</text:span><text:a xlink:type="simple" xlink:href="http://kafka-server-start.sh/" office:target-frame-name="_blank" xlink:show="new" text:style-name="Internet_20_link" text:visited-style-name="Visited_20_Internet_20_Link"><text:span text:style-name="T1">kafka-server-start.sh</text:span></text:a><text:span text:style-name="T1"> config/</text:span><text:a xlink:type="simple" xlink:href="http://server.properties/" office:target-frame-name="_blank" xlink:show="new" text:style-name="Internet_20_link" text:visited-style-name="Visited_20_Internet_20_Link"><text:span text:style-name="T1">server.properties</text:span></text:a><text:span text:style-name="T1"><text:line-break/><text:line-break/>CREATE TOPIC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create \<text:line-break/>--replication-factor 1 \<text:line-break/>--partitions 3 \<text:line-break/>--topic test<text:line-break/><text:line-break/>LIST TOPICS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list<text:line-break/><text:line-break/>TOPIC DETAILS<text:line-break/>bin/</text:span><text:a xlink:type="simple" xlink:href="http://kafka-topics.sh/" office:target-frame-name="_blank" xlink:show="new" text:style-name="Internet_20_link" text:visited-style-name="Visited_20_Internet_20_Link"><text:span text:style-name="T1">kafka-topics.sh</text:span></text:a><text:span text:style-name="T1"> \<text:line-break/>--bootstrap-server localhost:9092 \<text:line-break/>--describe \<text:line-break/>--topic test<text:line-break/><text:line-break/>START CONSOLE PRODUCER<text:line-break/>bin/</text:span><text:a xlink:type="simple" xlink:href="http://kafka-console-producer.sh/" office:target-frame-name="_blank" xlink:show="new" text:style-name="Internet_20_link" text:visited-style-name="Visited_20_Internet_20_Link"><text:span text:style-name="T1">kafka-console-producer.sh</text:span></text:a><text:span text:style-name="T1"> \<text:line-break/>--broker-list localhost:9092 \<text:line-break/>--topic test<text:line-break/><text:line-break/>START CONSOLE CONSUMER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<text:line-break/><text:line-break/>START CONSOLE CONSUMER AND READ MESSAGES FROM BEGINNING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 \<text:line-break/>--from-beginning<text:line-break/><text:line-break/>START CONSOLE CONSUMER WITH SPECIFIC CONSUMER GROUP<text:line-break/>bin/</text:span><text:a xlink:type="simple" xlink:href="http://kafka-console-consumer.sh/" office:target-frame-name="_blank" xlink:show="new" text:style-name="Internet_20_link" text:visited-style-name="Visited_20_Internet_20_Link"><text:span text:style-name="T1">kafka-console-consumer.sh</text:span></text:a><text:span text:style-name="T1"> \<text:line-break/>--bootstrap-server localhost:9092 \<text:line-break/>--topic test \<text:line-break/>--group test \<text:line-break/>--from-beginning<text:line-break/><text:line-break/></text:span><text:soft-page-break/><text:span text:style-name="T1">LIST CONSUMER GROUPS<text:line-break/>bin/</text:span><text:a xlink:type="simple" xlink:href="http://kafka-consumer-groups.sh/" office:target-frame-name="_blank" xlink:show="new" text:style-name="Internet_20_link" text:visited-style-name="Visited_20_Internet_20_Link"><text:span text:style-name="T1">kafka-consumer-groups.sh</text:span></text:a><text:span text:style-name="T1"> \<text:line-break/>--bootstrap-server localhost:9092 \<text:line-break/>--list<text:line-break/><text:line-break/>CONSUMER GROUP DETAILS<text:line-break/>bin/</text:span><text:a xlink:type="simple" xlink:href="http://kafka-consumer-groups.sh/" office:target-frame-name="_blank" xlink:show="new" text:style-name="Internet_20_link" text:visited-style-name="Visited_20_Internet_20_Link"><text:span text:style-name="T1">kafka-consumer-groups.sh</text:span></text:a><text:span text:style-name="T1"> \<text:line-break/>--bootstrap-server localhost:9092 \<text:line-break/>--group test \<text:line-break/>--describ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0:28:56.450473556</meta:creation-date>
    <dc:date>2023-04-27T11:40:13.681718580</dc:date>
    <meta:editing-duration>PT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" meta:word-count="154" meta:character-count="1245" meta:non-whitespace-character-count="1108"/>
  </office:meta>
</office:document-meta>
</file>